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2.69pt"/>
    </style:style>
    <style:style style:name="co2" style:family="table-column">
      <style:table-column-properties fo:break-before="auto" style:column-width="53.49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57.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numvtime" table:style-name="ta1">
        <table:shapes>
          <draw:frame draw:z-index="0" draw:style-name="gr1" draw:text-style-name="P1" svg:width="1233.44pt" svg:height="490.93pt" svg:x="102.19pt" svg:y="4.51pt">
            <draw:object draw:notify-on-update-of-ranges="cnumvtime.A2:cnumvtime.A2001 cnumvtime.B1:cnumvtime.B1 cnumvtime.B2:cnumvtime.B2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#Frame</text:p>
          </table:table-cell>
          <table:table-cell office:value-type="string" calcext:value-type="string">
            <text:p><text:s text:c="11"/>c1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table:number-columns-repeated="2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table:number-columns-repeated="2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table:number-columns-repeated="2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number-columns-repeated="2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number-columns-repeated="2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9358.6403" calcext:value-type="float">
            <text:p>-9358.6403</text:p>
          </table:table-cell>
          <table:table-cell office:value-type="float" office:value="-9378.3594" calcext:value-type="float">
            <text:p>-9378.3594</text:p>
          </table:table-cell>
          <table:table-cell office:value-type="float" office:value="-9410.5563" calcext:value-type="float">
            <text:p>-9410.5563</text:p>
          </table:table-cell>
          <table:table-cell office:value-type="float" office:value="-9401.7151" calcext:value-type="float">
            <text:p>-9401.7151</text:p>
          </table:table-cell>
          <table:table-cell office:value-type="float" office:value="-9396.4514" calcext:value-type="float">
            <text:p>-9396.4514</text:p>
          </table:table-cell>
          <table:table-cell office:value-type="float" office:value="-9371.4743" calcext:value-type="float">
            <text:p>-9371.4743</text:p>
          </table:table-cell>
          <table:table-cell office:value-type="float" office:value="-9391.8391" calcext:value-type="float">
            <text:p>-9391.8391</text:p>
          </table:table-cell>
          <table:table-cell office:value-type="float" office:value="-9386.2104" calcext:value-type="float">
            <text:p>-9386.2104</text:p>
          </table:table-cell>
          <table:table-cell office:value-type="float" office:value="-9384.3516" calcext:value-type="float">
            <text:p>-9384.3516</text:p>
          </table:table-cell>
          <table:table-cell office:value-type="float" office:value="-9392.5605" calcext:value-type="float">
            <text:p>-9392.5605</text:p>
          </table:table-cell>
          <table:table-cell office:value-type="float" office:value="-9382.5638" calcext:value-type="float">
            <text:p>-9382.5638</text:p>
          </table:table-cell>
          <table:table-cell office:value-type="float" office:value="-9399.7184" calcext:value-type="float">
            <text:p>-9399.7184</text:p>
          </table:table-cell>
          <table:table-cell office:value-type="float" office:value="-9380.9197" calcext:value-type="float">
            <text:p>-9380.9197</text:p>
          </table:table-cell>
          <table:table-cell office:value-type="float" office:value="-9372.7245" calcext:value-type="float">
            <text:p>-9372.7245</text:p>
          </table:table-cell>
          <table:table-cell office:value-type="float" office:value="-9419.6456" calcext:value-type="float">
            <text:p>-9419.6456</text:p>
          </table:table-cell>
          <table:table-cell office:value-type="float" office:value="-9391.6597" calcext:value-type="float">
            <text:p>-9391.6597</text:p>
          </table:table-cell>
          <table:table-cell office:value-type="float" office:value="-9381.0608" calcext:value-type="float">
            <text:p>-9381.0608</text:p>
          </table:table-cell>
          <table:table-cell office:value-type="float" office:value="-9394.1374" calcext:value-type="float">
            <text:p>-9394.1374</text:p>
          </table:table-cell>
          <table:table-cell office:value-type="float" office:value="-9333.2131" calcext:value-type="float">
            <text:p>-9333.2131</text:p>
          </table:table-cell>
          <table:table-cell office:value-type="float" office:value="-9382.2511" calcext:value-type="float">
            <text:p>-9382.251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84.1605999999984" calcext:value-type="float">
            <text:p>-84.1605999999984</text:p>
          </table:table-cell>
          <table:table-cell office:value-type="float" office:value="-92.1724000000004" calcext:value-type="float">
            <text:p>-92.1724000000004</text:p>
          </table:table-cell>
          <table:table-cell office:value-type="float" office:value="-92.5036000000009" calcext:value-type="float">
            <text:p>-92.5036000000009</text:p>
          </table:table-cell>
          <table:table-cell office:value-type="float" office:value="-95.4953000000005" calcext:value-type="float">
            <text:p>-95.4953000000005</text:p>
          </table:table-cell>
          <table:table-cell office:value-type="float" office:value="-102.2203" calcext:value-type="float">
            <text:p>-102.2203</text:p>
          </table:table-cell>
          <table:table-cell office:value-type="float" office:value="-81.150599999999" calcext:value-type="float">
            <text:p>-81.150599999999</text:p>
          </table:table-cell>
          <table:table-cell office:value-type="float" office:value="-96.8187000000007" calcext:value-type="float">
            <text:p>-96.8187000000007</text:p>
          </table:table-cell>
          <table:table-cell office:value-type="float" office:value="-87.2300000000014" calcext:value-type="float">
            <text:p>-87.2300000000014</text:p>
          </table:table-cell>
          <table:table-cell office:value-type="float" office:value="-100.611499999999" calcext:value-type="float">
            <text:p>-100.611499999999</text:p>
          </table:table-cell>
          <table:table-cell office:value-type="float" office:value="-89.5275000000001" calcext:value-type="float">
            <text:p>-89.5275000000001</text:p>
          </table:table-cell>
          <table:table-cell office:value-type="float" office:value="-82.1126999999997" calcext:value-type="float">
            <text:p>-82.1126999999997</text:p>
          </table:table-cell>
          <table:table-cell office:value-type="float" office:value="-94.4304999999995" calcext:value-type="float">
            <text:p>-94.4304999999995</text:p>
          </table:table-cell>
          <table:table-cell office:value-type="float" office:value="-78.7721000000001" calcext:value-type="float">
            <text:p>-78.7721000000001</text:p>
          </table:table-cell>
          <table:table-cell office:value-type="float" office:value="-90.8414000000012" calcext:value-type="float">
            <text:p>-90.8414000000012</text:p>
          </table:table-cell>
          <table:table-cell office:value-type="float" office:value="-97.9417999999996" calcext:value-type="float">
            <text:p>-97.9417999999996</text:p>
          </table:table-cell>
          <table:table-cell office:value-type="float" office:value="-89.2679000000007" calcext:value-type="float">
            <text:p>-89.2679000000007</text:p>
          </table:table-cell>
          <table:table-cell office:value-type="float" office:value="-96.3280000000004" calcext:value-type="float">
            <text:p>-96.3280000000004</text:p>
          </table:table-cell>
          <table:table-cell office:value-type="float" office:value="-101.229499999999" calcext:value-type="float">
            <text:p>-101.229499999999</text:p>
          </table:table-cell>
          <table:table-cell office:value-type="float" office:value="-78.0912000000008" calcext:value-type="float">
            <text:p>-78.0912000000008</text:p>
          </table:table-cell>
          <table:table-cell office:value-type="float" office:value="-91.3283999999994" calcext:value-type="float">
            <text:p>-91.3283999999994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.567700000000514" calcext:value-type="float">
            <text:p>0.567700000000514</text:p>
          </table:table-cell>
          <table:table-cell office:value-type="float" office:value="-0.919699999998102" calcext:value-type="float">
            <text:p>-0.919699999998102</text:p>
          </table:table-cell>
          <table:table-cell office:value-type="float" office:value="-12.5324000000001" calcext:value-type="float">
            <text:p>-12.5324000000001</text:p>
          </table:table-cell>
          <table:table-cell office:value-type="float" office:value="1.06160000000045" calcext:value-type="float">
            <text:p>1.06160000000045</text:p>
          </table:table-cell>
          <table:table-cell office:value-type="float" office:value="-10.1097999999997" calcext:value-type="float">
            <text:p>-10.1097999999997</text:p>
          </table:table-cell>
          <table:table-cell office:value-type="float" office:value="2.2875999999992" calcext:value-type="float">
            <text:p>2.2875999999992</text:p>
          </table:table-cell>
          <table:table-cell office:value-type="float" office:value="1.40830000000096" calcext:value-type="float">
            <text:p>1.40830000000096</text:p>
          </table:table-cell>
          <table:table-cell office:value-type="float" office:value="4.16680000000133" calcext:value-type="float">
            <text:p>4.16680000000133</text:p>
          </table:table-cell>
          <table:table-cell office:value-type="float" office:value="-6.92360000000053" calcext:value-type="float">
            <text:p>-6.92360000000053</text:p>
          </table:table-cell>
          <table:table-cell office:value-type="float" office:value="-2.93099999999913" calcext:value-type="float">
            <text:p>-2.93099999999913</text:p>
          </table:table-cell>
          <table:table-cell office:value-type="float" office:value="3.55739999999923" calcext:value-type="float">
            <text:p>3.55739999999923</text:p>
          </table:table-cell>
          <table:table-cell office:value-type="float" office:value="-7.4738999999995" calcext:value-type="float">
            <text:p>-7.4738999999995</text:p>
          </table:table-cell>
          <table:table-cell office:value-type="float" office:value="2.94579999999951" calcext:value-type="float">
            <text:p>2.94579999999951</text:p>
          </table:table-cell>
          <table:table-cell office:value-type="float" office:value="-1.10769999999957" calcext:value-type="float">
            <text:p>-1.10769999999957</text:p>
          </table:table-cell>
          <table:table-cell office:value-type="float" office:value="-3.79629999999952" calcext:value-type="float">
            <text:p>-3.79629999999952</text:p>
          </table:table-cell>
          <table:table-cell office:value-type="float" office:value="-5.09419999999955" calcext:value-type="float">
            <text:p>-5.09419999999955</text:p>
          </table:table-cell>
          <table:table-cell office:value-type="float" office:value="-4.32239999999911" calcext:value-type="float">
            <text:p>-4.32239999999911</text:p>
          </table:table-cell>
          <table:table-cell office:value-type="float" office:value="-9.68989999999985" calcext:value-type="float">
            <text:p>-9.68989999999985</text:p>
          </table:table-cell>
          <table:table-cell office:value-type="float" office:value="3.9756999999986" calcext:value-type="float">
            <text:p>3.9756999999986</text:p>
          </table:table-cell>
          <table:table-cell office:value-type="float" office:value="-9.55320000000029" calcext:value-type="float">
            <text:p>-9.55320000000029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D41]+[.D42]" office:value-type="float" office:value="-83.5928999999979" calcext:value-type="float">
            <text:p>-83.5928999999979</text:p>
          </table:table-cell>
          <table:table-cell table:formula="of:=[.E41]+[.E42]" office:value-type="float" office:value="-93.0920999999985" calcext:value-type="float">
            <text:p>-93.0920999999985</text:p>
          </table:table-cell>
          <table:table-cell table:formula="of:=[.F41]+[.F42]" office:value-type="float" office:value="-105.036000000001" calcext:value-type="float">
            <text:p>-105.036000000001</text:p>
          </table:table-cell>
          <table:table-cell table:formula="of:=[.G41]+[.G42]" office:value-type="float" office:value="-94.4337000000001" calcext:value-type="float">
            <text:p>-94.4337000000001</text:p>
          </table:table-cell>
          <table:table-cell table:style-name="ce1" table:formula="of:=[.H41]+[.H42]" office:value-type="float" office:value="-112.3301" calcext:value-type="float">
            <text:p>-112.3301</text:p>
          </table:table-cell>
          <table:table-cell table:formula="of:=[.I41]+[.I42]" office:value-type="float" office:value="-78.8629999999998" calcext:value-type="float">
            <text:p>-78.8629999999998</text:p>
          </table:table-cell>
          <table:table-cell table:formula="of:=[.J41]+[.J42]" office:value-type="float" office:value="-95.4103999999997" calcext:value-type="float">
            <text:p>-95.4103999999997</text:p>
          </table:table-cell>
          <table:table-cell table:formula="of:=[.K41]+[.K42]" office:value-type="float" office:value="-83.0632000000001" calcext:value-type="float">
            <text:p>-83.0632000000001</text:p>
          </table:table-cell>
          <table:table-cell table:style-name="ce1" table:formula="of:=[.L41]+[.L42]" office:value-type="float" office:value="-107.5351" calcext:value-type="float">
            <text:p>-107.5351</text:p>
          </table:table-cell>
          <table:table-cell table:formula="of:=[.M41]+[.M42]" office:value-type="float" office:value="-92.4584999999992" calcext:value-type="float">
            <text:p>-92.4584999999992</text:p>
          </table:table-cell>
          <table:table-cell table:formula="of:=[.N41]+[.N42]" office:value-type="float" office:value="-78.5553000000005" calcext:value-type="float">
            <text:p>-78.5553000000005</text:p>
          </table:table-cell>
          <table:table-cell table:formula="of:=[.O41]+[.O42]" office:value-type="float" office:value="-101.904399999999" calcext:value-type="float">
            <text:p>-101.904399999999</text:p>
          </table:table-cell>
          <table:table-cell table:formula="of:=[.P41]+[.P42]" office:value-type="float" office:value="-75.8263000000006" calcext:value-type="float">
            <text:p>-75.8263000000006</text:p>
          </table:table-cell>
          <table:table-cell table:formula="of:=[.Q41]+[.Q42]" office:value-type="float" office:value="-91.9491000000008" calcext:value-type="float">
            <text:p>-91.9491000000008</text:p>
          </table:table-cell>
          <table:table-cell table:formula="of:=[.R41]+[.R42]" office:value-type="float" office:value="-101.738099999999" calcext:value-type="float">
            <text:p>-101.738099999999</text:p>
          </table:table-cell>
          <table:table-cell table:formula="of:=[.S41]+[.S42]" office:value-type="float" office:value="-94.3621000000002" calcext:value-type="float">
            <text:p>-94.3621000000002</text:p>
          </table:table-cell>
          <table:table-cell table:style-name="ce1" table:formula="of:=[.T41]+[.T42]" office:value-type="float" office:value="-100.6504" calcext:value-type="float">
            <text:p>-100.6504</text:p>
          </table:table-cell>
          <table:table-cell table:style-name="ce1" table:formula="of:=[.U41]+[.U42]" office:value-type="float" office:value="-110.919399999999" calcext:value-type="float">
            <text:p>-110.919399999999</text:p>
          </table:table-cell>
          <table:table-cell table:formula="of:=[.V41]+[.V42]" office:value-type="float" office:value="-74.1155000000022" calcext:value-type="float">
            <text:p>-74.1155000000022</text:p>
          </table:table-cell>
          <table:table-cell table:formula="of:=[.W41]+[.W42]" office:value-type="float" office:value="-100.8816" calcext:value-type="float">
            <text:p>-100.8816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table:number-columns-repeated="2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number-columns-repeated="2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lustern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number-columns-repeated="2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table:number-columns-repeated="2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number-columns-repeated="2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table:number-columns-repeated="2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2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table:number-columns-repeated="2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table:number-columns-repeated="2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table:number-columns-repeated="2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table:number-columns-repeated="2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table:number-columns-repeated="2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table:number-columns-repeated="2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table:number-columns-repeated="2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table:number-columns-repeated="2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table:number-columns-repeated="2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table:number-columns-repeated="2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table:number-columns-repeated="2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table:number-columns-repeated="2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table:number-columns-repeated="2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  <table:table-cell table:number-columns-repeated="2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number-columns-repeated="2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2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table:number-columns-repeated="2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table:number-columns-repeated="2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" calcext:value-type="float">
            <text:p>17</text:p>
          </table:table-cell>
          <table:table-cell table:number-columns-repeated="2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2" calcext:value-type="float">
            <text:p>62</text:p>
          </table:table-cell>
          <table:table-cell table:number-columns-repeated="2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table:number-columns-repeated="2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table:number-columns-repeated="2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table:number-columns-repeated="2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table:number-columns-repeated="2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" calcext:value-type="float">
            <text:p>18</text:p>
          </table:table-cell>
          <table:table-cell table:number-columns-repeated="2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3" calcext:value-type="float">
            <text:p>63</text:p>
          </table:table-cell>
          <table:table-cell table:number-columns-repeated="2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8" calcext:value-type="float">
            <text:p>18</text:p>
          </table:table-cell>
          <table:table-cell table:number-columns-repeated="2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number-columns-repeated="2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2" calcext:value-type="float">
            <text:p>32</text:p>
          </table:table-cell>
          <table:table-cell table:number-columns-repeated="2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2" calcext:value-type="float">
            <text:p>32</text:p>
          </table:table-cell>
          <table:table-cell table:number-columns-repeated="2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table:number-columns-repeated="2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4" calcext:value-type="float">
            <text:p>64</text:p>
          </table:table-cell>
          <table:table-cell table:number-columns-repeated="2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4" calcext:value-type="float">
            <text:p>64</text:p>
          </table:table-cell>
          <table:table-cell table:number-columns-repeated="2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3" calcext:value-type="float">
            <text:p>33</text:p>
          </table:table-cell>
          <table:table-cell table:number-columns-repeated="2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5" calcext:value-type="float">
            <text:p>65</text:p>
          </table:table-cell>
          <table:table-cell table:number-columns-repeated="28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5" calcext:value-type="float">
            <text:p>65</text:p>
          </table:table-cell>
          <table:table-cell table:number-columns-repeated="28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3" calcext:value-type="float">
            <text:p>33</text:p>
          </table:table-cell>
          <table:table-cell table:number-columns-repeated="2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3" calcext:value-type="float">
            <text:p>33</text:p>
          </table:table-cell>
          <table:table-cell table:number-columns-repeated="2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4" calcext:value-type="float">
            <text:p>34</text:p>
          </table:table-cell>
          <table:table-cell table:number-columns-repeated="28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4" calcext:value-type="float">
            <text:p>34</text:p>
          </table:table-cell>
          <table:table-cell table:number-columns-repeated="2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4" calcext:value-type="float">
            <text:p>34</text:p>
          </table:table-cell>
          <table:table-cell table:number-columns-repeated="28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6" calcext:value-type="float">
            <text:p>66</text:p>
          </table:table-cell>
          <table:table-cell table:number-columns-repeated="2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6" calcext:value-type="float">
            <text:p>66</text:p>
          </table:table-cell>
          <table:table-cell table:number-columns-repeated="28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7" calcext:value-type="float">
            <text:p>67</text:p>
          </table:table-cell>
          <table:table-cell table:number-columns-repeated="28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7" calcext:value-type="float">
            <text:p>67</text:p>
          </table:table-cell>
          <table:table-cell table:number-columns-repeated="2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8" calcext:value-type="float">
            <text:p>68</text:p>
          </table:table-cell>
          <table:table-cell table:number-columns-repeated="2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8" calcext:value-type="float">
            <text:p>68</text:p>
          </table:table-cell>
          <table:table-cell table:number-columns-repeated="28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9" calcext:value-type="float">
            <text:p>69</text:p>
          </table:table-cell>
          <table:table-cell table:number-columns-repeated="28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9" calcext:value-type="float">
            <text:p>69</text:p>
          </table:table-cell>
          <table:table-cell table:number-columns-repeated="28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7" calcext:value-type="float">
            <text:p>27</text:p>
          </table:table-cell>
          <table:table-cell table:number-columns-repeated="28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7" calcext:value-type="float">
            <text:p>27</text:p>
          </table:table-cell>
          <table:table-cell table:number-columns-repeated="28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7" calcext:value-type="float">
            <text:p>27</text:p>
          </table:table-cell>
          <table:table-cell table:number-columns-repeated="28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7" calcext:value-type="float">
            <text:p>27</text:p>
          </table:table-cell>
          <table:table-cell table:number-columns-repeated="28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0" calcext:value-type="float">
            <text:p>70</text:p>
          </table:table-cell>
          <table:table-cell table:number-columns-repeated="28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8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9" calcext:value-type="float">
            <text:p>19</text:p>
          </table:table-cell>
          <table:table-cell table:number-columns-repeated="2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9" calcext:value-type="float">
            <text:p>19</text:p>
          </table:table-cell>
          <table:table-cell table:number-columns-repeated="28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5" calcext:value-type="float">
            <text:p>35</text:p>
          </table:table-cell>
          <table:table-cell table:number-columns-repeated="2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9" calcext:value-type="float">
            <text:p>19</text:p>
          </table:table-cell>
          <table:table-cell table:number-columns-repeated="2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5" calcext:value-type="float">
            <text:p>35</text:p>
          </table:table-cell>
          <table:table-cell table:number-columns-repeated="2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5" calcext:value-type="float">
            <text:p>35</text:p>
          </table:table-cell>
          <table:table-cell table:number-columns-repeated="2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9" calcext:value-type="float">
            <text:p>19</text:p>
          </table:table-cell>
          <table:table-cell table:number-columns-repeated="2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9" calcext:value-type="float">
            <text:p>19</text:p>
          </table:table-cell>
          <table:table-cell table:number-columns-repeated="2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9" calcext:value-type="float">
            <text:p>19</text:p>
          </table:table-cell>
          <table:table-cell table:number-columns-repeated="2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1" calcext:value-type="float">
            <text:p>71</text:p>
          </table:table-cell>
          <table:table-cell table:number-columns-repeated="2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2" calcext:value-type="float">
            <text:p>72</text:p>
          </table:table-cell>
          <table:table-cell table:number-columns-repeated="2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1" calcext:value-type="float">
            <text:p>71</text:p>
          </table:table-cell>
          <table:table-cell table:number-columns-repeated="2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3" calcext:value-type="float">
            <text:p>73</text:p>
          </table:table-cell>
          <table:table-cell table:number-columns-repeated="28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3" calcext:value-type="float">
            <text:p>73</text:p>
          </table:table-cell>
          <table:table-cell table:number-columns-repeated="28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  <table:table-cell table:number-columns-repeated="28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6" calcext:value-type="float">
            <text:p>36</text:p>
          </table:table-cell>
          <table:table-cell table:number-columns-repeated="28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4" calcext:value-type="float">
            <text:p>74</text:p>
          </table:table-cell>
          <table:table-cell table:number-columns-repeated="28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6" calcext:value-type="float">
            <text:p>36</text:p>
          </table:table-cell>
          <table:table-cell table:number-columns-repeated="28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4" calcext:value-type="float">
            <text:p>74</text:p>
          </table:table-cell>
          <table:table-cell table:number-columns-repeated="28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2" calcext:value-type="float">
            <text:p>72</text:p>
          </table:table-cell>
          <table:table-cell table:number-columns-repeated="28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5" calcext:value-type="float">
            <text:p>75</text:p>
          </table:table-cell>
          <table:table-cell table:number-columns-repeated="28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5" calcext:value-type="float">
            <text:p>75</text:p>
          </table:table-cell>
          <table:table-cell table:number-columns-repeated="28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6" calcext:value-type="float">
            <text:p>76</text:p>
          </table:table-cell>
          <table:table-cell table:number-columns-repeated="28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7" calcext:value-type="float">
            <text:p>37</text:p>
          </table:table-cell>
          <table:table-cell table:number-columns-repeated="28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6" calcext:value-type="float">
            <text:p>76</text:p>
          </table:table-cell>
          <table:table-cell table:number-columns-repeated="28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7" calcext:value-type="float">
            <text:p>37</text:p>
          </table:table-cell>
          <table:table-cell table:number-columns-repeated="28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7" calcext:value-type="float">
            <text:p>37</text:p>
          </table:table-cell>
          <table:table-cell table:number-columns-repeated="28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7" calcext:value-type="float">
            <text:p>77</text:p>
          </table:table-cell>
          <table:table-cell table:number-columns-repeated="28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8" calcext:value-type="float">
            <text:p>78</text:p>
          </table:table-cell>
          <table:table-cell table:number-columns-repeated="28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7" calcext:value-type="float">
            <text:p>77</text:p>
          </table:table-cell>
          <table:table-cell table:number-columns-repeated="28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8" calcext:value-type="float">
            <text:p>78</text:p>
          </table:table-cell>
          <table:table-cell table:number-columns-repeated="28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8" calcext:value-type="float">
            <text:p>38</text:p>
          </table:table-cell>
          <table:table-cell table:number-columns-repeated="28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8" calcext:value-type="float">
            <text:p>38</text:p>
          </table:table-cell>
          <table:table-cell table:number-columns-repeated="28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8" calcext:value-type="float">
            <text:p>38</text:p>
          </table:table-cell>
          <table:table-cell table:number-columns-repeated="28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9" calcext:value-type="float">
            <text:p>79</text:p>
          </table:table-cell>
          <table:table-cell table:number-columns-repeated="28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80" calcext:value-type="float">
            <text:p>80</text:p>
          </table:table-cell>
          <table:table-cell table:number-columns-repeated="28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80" calcext:value-type="float">
            <text:p>80</text:p>
          </table:table-cell>
          <table:table-cell table:number-columns-repeated="28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81" calcext:value-type="float">
            <text:p>81</text:p>
          </table:table-cell>
          <table:table-cell table:number-columns-repeated="28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81" calcext:value-type="float">
            <text:p>81</text:p>
          </table:table-cell>
          <table:table-cell table:number-columns-repeated="28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9" calcext:value-type="float">
            <text:p>79</text:p>
          </table:table-cell>
          <table:table-cell table:number-columns-repeated="28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9" calcext:value-type="float">
            <text:p>39</text:p>
          </table:table-cell>
          <table:table-cell table:number-columns-repeated="28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9" calcext:value-type="float">
            <text:p>39</text:p>
          </table:table-cell>
          <table:table-cell table:number-columns-repeated="28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9" calcext:value-type="float">
            <text:p>39</text:p>
          </table:table-cell>
          <table:table-cell table:number-columns-repeated="28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0" calcext:value-type="float">
            <text:p>40</text:p>
          </table:table-cell>
          <table:table-cell table:number-columns-repeated="28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1" calcext:value-type="float">
            <text:p>41</text:p>
          </table:table-cell>
          <table:table-cell table:number-columns-repeated="28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0" calcext:value-type="float">
            <text:p>40</text:p>
          </table:table-cell>
          <table:table-cell table:number-columns-repeated="28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1" calcext:value-type="float">
            <text:p>41</text:p>
          </table:table-cell>
          <table:table-cell table:number-columns-repeated="28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1" calcext:value-type="float">
            <text:p>41</text:p>
          </table:table-cell>
          <table:table-cell table:number-columns-repeated="28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0" calcext:value-type="float">
            <text:p>40</text:p>
          </table:table-cell>
          <table:table-cell table:number-columns-repeated="28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82" calcext:value-type="float">
            <text:p>82</text:p>
          </table:table-cell>
          <table:table-cell table:number-columns-repeated="28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82" calcext:value-type="float">
            <text:p>82</text:p>
          </table:table-cell>
          <table:table-cell table:number-columns-repeated="28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83" calcext:value-type="float">
            <text:p>83</text:p>
          </table:table-cell>
          <table:table-cell table:number-columns-repeated="28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3" calcext:value-type="float">
            <text:p>83</text:p>
          </table:table-cell>
          <table:table-cell table:number-columns-repeated="28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42" calcext:value-type="float">
            <text:p>42</text:p>
          </table:table-cell>
          <table:table-cell table:number-columns-repeated="28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2" calcext:value-type="float">
            <text:p>42</text:p>
          </table:table-cell>
          <table:table-cell table:number-columns-repeated="28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42" calcext:value-type="float">
            <text:p>42</text:p>
          </table:table-cell>
          <table:table-cell table:number-columns-repeated="28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84" calcext:value-type="float">
            <text:p>84</text:p>
          </table:table-cell>
          <table:table-cell table:number-columns-repeated="28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3" calcext:value-type="float">
            <text:p>13</text:p>
          </table:table-cell>
          <table:table-cell table:number-columns-repeated="28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3" calcext:value-type="float">
            <text:p>13</text:p>
          </table:table-cell>
          <table:table-cell table:number-columns-repeated="28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3" calcext:value-type="float">
            <text:p>13</text:p>
          </table:table-cell>
          <table:table-cell table:number-columns-repeated="28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3" calcext:value-type="float">
            <text:p>13</text:p>
          </table:table-cell>
          <table:table-cell table:number-columns-repeated="28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3" calcext:value-type="float">
            <text:p>43</text:p>
          </table:table-cell>
          <table:table-cell table:number-columns-repeated="28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3" calcext:value-type="float">
            <text:p>13</text:p>
          </table:table-cell>
          <table:table-cell table:number-columns-repeated="28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3" calcext:value-type="float">
            <text:p>13</text:p>
          </table:table-cell>
          <table:table-cell table:number-columns-repeated="28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3" calcext:value-type="float">
            <text:p>13</text:p>
          </table:table-cell>
          <table:table-cell table:number-columns-repeated="28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43" calcext:value-type="float">
            <text:p>43</text:p>
          </table:table-cell>
          <table:table-cell table:number-columns-repeated="28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43" calcext:value-type="float">
            <text:p>43</text:p>
          </table:table-cell>
          <table:table-cell table:number-columns-repeated="28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44" calcext:value-type="float">
            <text:p>44</text:p>
          </table:table-cell>
          <table:table-cell table:number-columns-repeated="28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44" calcext:value-type="float">
            <text:p>44</text:p>
          </table:table-cell>
          <table:table-cell table:number-columns-repeated="28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44" calcext:value-type="float">
            <text:p>44</text:p>
          </table:table-cell>
          <table:table-cell table:number-columns-repeated="28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3" calcext:value-type="float">
            <text:p>13</text:p>
          </table:table-cell>
          <table:table-cell table:number-columns-repeated="28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84" calcext:value-type="float">
            <text:p>84</text:p>
          </table:table-cell>
          <table:table-cell table:number-columns-repeated="28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85" calcext:value-type="float">
            <text:p>85</text:p>
          </table:table-cell>
          <table:table-cell table:number-columns-repeated="28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85" calcext:value-type="float">
            <text:p>85</text:p>
          </table:table-cell>
          <table:table-cell table:number-columns-repeated="28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23" calcext:value-type="float">
            <text:p>23</text:p>
          </table:table-cell>
          <table:table-cell table:number-columns-repeated="28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23" calcext:value-type="float">
            <text:p>23</text:p>
          </table:table-cell>
          <table:table-cell table:number-columns-repeated="28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23" calcext:value-type="float">
            <text:p>23</text:p>
          </table:table-cell>
          <table:table-cell table:number-columns-repeated="28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23" calcext:value-type="float">
            <text:p>23</text:p>
          </table:table-cell>
          <table:table-cell table:number-columns-repeated="28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23" calcext:value-type="float">
            <text:p>23</text:p>
          </table:table-cell>
          <table:table-cell table:number-columns-repeated="28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86" calcext:value-type="float">
            <text:p>86</text:p>
          </table:table-cell>
          <table:table-cell table:number-columns-repeated="28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86" calcext:value-type="float">
            <text:p>86</text:p>
          </table:table-cell>
          <table:table-cell table:number-columns-repeated="28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24" calcext:value-type="float">
            <text:p>24</text:p>
          </table:table-cell>
          <table:table-cell table:number-columns-repeated="28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24" calcext:value-type="float">
            <text:p>24</text:p>
          </table:table-cell>
          <table:table-cell table:number-columns-repeated="28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87" calcext:value-type="float">
            <text:p>87</text:p>
          </table:table-cell>
          <table:table-cell table:number-columns-repeated="28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87" calcext:value-type="float">
            <text:p>87</text:p>
          </table:table-cell>
          <table:table-cell table:number-columns-repeated="28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24" calcext:value-type="float">
            <text:p>24</text:p>
          </table:table-cell>
          <table:table-cell table:number-columns-repeated="28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24" calcext:value-type="float">
            <text:p>24</text:p>
          </table:table-cell>
          <table:table-cell table:number-columns-repeated="28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24" calcext:value-type="float">
            <text:p>24</text:p>
          </table:table-cell>
          <table:table-cell table:number-columns-repeated="28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25" calcext:value-type="float">
            <text:p>25</text:p>
          </table:table-cell>
          <table:table-cell table:number-columns-repeated="28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5" calcext:value-type="float">
            <text:p>25</text:p>
          </table:table-cell>
          <table:table-cell table:number-columns-repeated="28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5" calcext:value-type="float">
            <text:p>25</text:p>
          </table:table-cell>
          <table:table-cell table:number-columns-repeated="28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25" calcext:value-type="float">
            <text:p>25</text:p>
          </table:table-cell>
          <table:table-cell table:number-columns-repeated="28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25" calcext:value-type="float">
            <text:p>25</text:p>
          </table:table-cell>
          <table:table-cell table:number-columns-repeated="28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5" calcext:value-type="float">
            <text:p>15</text:p>
          </table:table-cell>
          <table:table-cell table:number-columns-repeated="28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5" calcext:value-type="float">
            <text:p>15</text:p>
          </table:table-cell>
          <table:table-cell table:number-columns-repeated="28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5" calcext:value-type="float">
            <text:p>15</text:p>
          </table:table-cell>
          <table:table-cell table:number-columns-repeated="28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5" calcext:value-type="float">
            <text:p>15</text:p>
          </table:table-cell>
          <table:table-cell table:number-columns-repeated="28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5" calcext:value-type="float">
            <text:p>15</text:p>
          </table:table-cell>
          <table:table-cell table:number-columns-repeated="28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5" calcext:value-type="float">
            <text:p>15</text:p>
          </table:table-cell>
          <table:table-cell table:number-columns-repeated="28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5" calcext:value-type="float">
            <text:p>15</text:p>
          </table:table-cell>
          <table:table-cell table:number-columns-repeated="28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20" calcext:value-type="float">
            <text:p>20</text:p>
          </table:table-cell>
          <table:table-cell table:number-columns-repeated="28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88" calcext:value-type="float">
            <text:p>88</text:p>
          </table:table-cell>
          <table:table-cell table:number-columns-repeated="28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88" calcext:value-type="float">
            <text:p>88</text:p>
          </table:table-cell>
          <table:table-cell table:number-columns-repeated="28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45" calcext:value-type="float">
            <text:p>45</text:p>
          </table:table-cell>
          <table:table-cell table:number-columns-repeated="28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45" calcext:value-type="float">
            <text:p>45</text:p>
          </table:table-cell>
          <table:table-cell table:number-columns-repeated="28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45" calcext:value-type="float">
            <text:p>45</text:p>
          </table:table-cell>
          <table:table-cell table:number-columns-repeated="28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2" calcext:value-type="float">
            <text:p>12</text:p>
          </table:table-cell>
          <table:table-cell table:number-columns-repeated="28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2" calcext:value-type="float">
            <text:p>12</text:p>
          </table:table-cell>
          <table:table-cell table:number-columns-repeated="28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2" calcext:value-type="float">
            <text:p>12</text:p>
          </table:table-cell>
          <table:table-cell table:number-columns-repeated="28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2" calcext:value-type="float">
            <text:p>12</text:p>
          </table:table-cell>
          <table:table-cell table:number-columns-repeated="28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2" calcext:value-type="float">
            <text:p>12</text:p>
          </table:table-cell>
          <table:table-cell table:number-columns-repeated="28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2" calcext:value-type="float">
            <text:p>12</text:p>
          </table:table-cell>
          <table:table-cell table:number-columns-repeated="28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2" calcext:value-type="float">
            <text:p>12</text:p>
          </table:table-cell>
          <table:table-cell table:number-columns-repeated="28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2" calcext:value-type="float">
            <text:p>12</text:p>
          </table:table-cell>
          <table:table-cell table:number-columns-repeated="28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20" calcext:value-type="float">
            <text:p>20</text:p>
          </table:table-cell>
          <table:table-cell table:number-columns-repeated="28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20" calcext:value-type="float">
            <text:p>20</text:p>
          </table:table-cell>
          <table:table-cell table:number-columns-repeated="28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20" calcext:value-type="float">
            <text:p>20</text:p>
          </table:table-cell>
          <table:table-cell table:number-columns-repeated="28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20" calcext:value-type="float">
            <text:p>20</text:p>
          </table:table-cell>
          <table:table-cell table:number-columns-repeated="28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0" calcext:value-type="float">
            <text:p>20</text:p>
          </table:table-cell>
          <table:table-cell table:number-columns-repeated="28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46" calcext:value-type="float">
            <text:p>46</text:p>
          </table:table-cell>
          <table:table-cell table:number-columns-repeated="28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46" calcext:value-type="float">
            <text:p>46</text:p>
          </table:table-cell>
          <table:table-cell table:number-columns-repeated="28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46" calcext:value-type="float">
            <text:p>46</text:p>
          </table:table-cell>
          <table:table-cell table:number-columns-repeated="28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2" calcext:value-type="float">
            <text:p>12</text:p>
          </table:table-cell>
          <table:table-cell table:number-columns-repeated="28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89" calcext:value-type="float">
            <text:p>89</text:p>
          </table:table-cell>
          <table:table-cell table:number-columns-repeated="28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90" calcext:value-type="float">
            <text:p>90</text:p>
          </table:table-cell>
          <table:table-cell table:number-columns-repeated="28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90" calcext:value-type="float">
            <text:p>90</text:p>
          </table:table-cell>
          <table:table-cell table:number-columns-repeated="28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7" calcext:value-type="float">
            <text:p>17</text:p>
          </table:table-cell>
          <table:table-cell table:number-columns-repeated="28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7" calcext:value-type="float">
            <text:p>17</text:p>
          </table:table-cell>
          <table:table-cell table:number-columns-repeated="28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62" calcext:value-type="float">
            <text:p>62</text:p>
          </table:table-cell>
          <table:table-cell table:number-columns-repeated="2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47" calcext:value-type="float">
            <text:p>47</text:p>
          </table:table-cell>
          <table:table-cell table:number-columns-repeated="28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7" calcext:value-type="float">
            <text:p>17</text:p>
          </table:table-cell>
          <table:table-cell table:number-columns-repeated="28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7" calcext:value-type="float">
            <text:p>17</text:p>
          </table:table-cell>
          <table:table-cell table:number-columns-repeated="28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47" calcext:value-type="float">
            <text:p>47</text:p>
          </table:table-cell>
          <table:table-cell table:number-columns-repeated="28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91" calcext:value-type="float">
            <text:p>91</text:p>
          </table:table-cell>
          <table:table-cell table:number-columns-repeated="28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91" calcext:value-type="float">
            <text:p>91</text:p>
          </table:table-cell>
          <table:table-cell table:number-columns-repeated="28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47" calcext:value-type="float">
            <text:p>47</text:p>
          </table:table-cell>
          <table:table-cell table:number-columns-repeated="28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92" calcext:value-type="float">
            <text:p>92</text:p>
          </table:table-cell>
          <table:table-cell table:number-columns-repeated="28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92" calcext:value-type="float">
            <text:p>92</text:p>
          </table:table-cell>
          <table:table-cell table:number-columns-repeated="28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89" calcext:value-type="float">
            <text:p>89</text:p>
          </table:table-cell>
          <table:table-cell table:number-columns-repeated="28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93" calcext:value-type="float">
            <text:p>93</text:p>
          </table:table-cell>
          <table:table-cell table:number-columns-repeated="28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93" calcext:value-type="float">
            <text:p>93</text:p>
          </table:table-cell>
          <table:table-cell table:number-columns-repeated="28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94" calcext:value-type="float">
            <text:p>94</text:p>
          </table:table-cell>
          <table:table-cell table:number-columns-repeated="28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94" calcext:value-type="float">
            <text:p>94</text:p>
          </table:table-cell>
          <table:table-cell table:number-columns-repeated="28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48" calcext:value-type="float">
            <text:p>48</text:p>
          </table:table-cell>
          <table:table-cell table:number-columns-repeated="28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95" calcext:value-type="float">
            <text:p>95</text:p>
          </table:table-cell>
          <table:table-cell table:number-columns-repeated="28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48" calcext:value-type="float">
            <text:p>48</text:p>
          </table:table-cell>
          <table:table-cell table:number-columns-repeated="28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48" calcext:value-type="float">
            <text:p>48</text:p>
          </table:table-cell>
          <table:table-cell table:number-columns-repeated="28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96" calcext:value-type="float">
            <text:p>96</text:p>
          </table:table-cell>
          <table:table-cell table:number-columns-repeated="28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96" calcext:value-type="float">
            <text:p>96</text:p>
          </table:table-cell>
          <table:table-cell table:number-columns-repeated="28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97" calcext:value-type="float">
            <text:p>97</text:p>
          </table:table-cell>
          <table:table-cell table:number-columns-repeated="28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97" calcext:value-type="float">
            <text:p>97</text:p>
          </table:table-cell>
          <table:table-cell table:number-columns-repeated="28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95" calcext:value-type="float">
            <text:p>95</text:p>
          </table:table-cell>
          <table:table-cell table:number-columns-repeated="28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98" calcext:value-type="float">
            <text:p>98</text:p>
          </table:table-cell>
          <table:table-cell table:number-columns-repeated="28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99" calcext:value-type="float">
            <text:p>99</text:p>
          </table:table-cell>
          <table:table-cell table:number-columns-repeated="28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98" calcext:value-type="float">
            <text:p>98</text:p>
          </table:table-cell>
          <table:table-cell table:number-columns-repeated="28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99" calcext:value-type="float">
            <text:p>99</text:p>
          </table:table-cell>
          <table:table-cell table:number-columns-repeated="28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00" calcext:value-type="float">
            <text:p>100</text:p>
          </table:table-cell>
          <table:table-cell table:number-columns-repeated="28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100" calcext:value-type="float">
            <text:p>100</text:p>
          </table:table-cell>
          <table:table-cell table:number-columns-repeated="28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01" calcext:value-type="float">
            <text:p>101</text:p>
          </table:table-cell>
          <table:table-cell table:number-columns-repeated="28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number-columns-repeated="28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02" calcext:value-type="float">
            <text:p>102</text:p>
          </table:table-cell>
          <table:table-cell table:number-columns-repeated="28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02" calcext:value-type="float">
            <text:p>102</text:p>
          </table:table-cell>
          <table:table-cell table:number-columns-repeated="28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03" calcext:value-type="float">
            <text:p>103</text:p>
          </table:table-cell>
          <table:table-cell table:number-columns-repeated="28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03" calcext:value-type="float">
            <text:p>103</text:p>
          </table:table-cell>
          <table:table-cell table:number-columns-repeated="28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1" calcext:value-type="float">
            <text:p>11</text:p>
          </table:table-cell>
          <table:table-cell table:number-columns-repeated="28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1" calcext:value-type="float">
            <text:p>11</text:p>
          </table:table-cell>
          <table:table-cell table:number-columns-repeated="28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1" calcext:value-type="float">
            <text:p>11</text:p>
          </table:table-cell>
          <table:table-cell table:number-columns-repeated="28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28" calcext:value-type="float">
            <text:p>28</text:p>
          </table:table-cell>
          <table:table-cell table:number-columns-repeated="28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1" calcext:value-type="float">
            <text:p>11</text:p>
          </table:table-cell>
          <table:table-cell table:number-columns-repeated="28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1" calcext:value-type="float">
            <text:p>11</text:p>
          </table:table-cell>
          <table:table-cell table:number-columns-repeated="28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1" calcext:value-type="float">
            <text:p>11</text:p>
          </table:table-cell>
          <table:table-cell table:number-columns-repeated="28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28" calcext:value-type="float">
            <text:p>28</text:p>
          </table:table-cell>
          <table:table-cell table:number-columns-repeated="28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1" calcext:value-type="float">
            <text:p>11</text:p>
          </table:table-cell>
          <table:table-cell table:number-columns-repeated="28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1" calcext:value-type="float">
            <text:p>11</text:p>
          </table:table-cell>
          <table:table-cell table:number-columns-repeated="28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1" calcext:value-type="float">
            <text:p>11</text:p>
          </table:table-cell>
          <table:table-cell table:number-columns-repeated="28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1" calcext:value-type="float">
            <text:p>11</text:p>
          </table:table-cell>
          <table:table-cell table:number-columns-repeated="28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1" calcext:value-type="float">
            <text:p>11</text:p>
          </table:table-cell>
          <table:table-cell table:number-columns-repeated="28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8" calcext:value-type="float">
            <text:p>28</text:p>
          </table:table-cell>
          <table:table-cell table:number-columns-repeated="28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8" calcext:value-type="float">
            <text:p>28</text:p>
          </table:table-cell>
          <table:table-cell table:number-columns-repeated="28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29" calcext:value-type="float">
            <text:p>29</text:p>
          </table:table-cell>
          <table:table-cell table:number-columns-repeated="28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29" calcext:value-type="float">
            <text:p>29</text:p>
          </table:table-cell>
          <table:table-cell table:number-columns-repeated="28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29" calcext:value-type="float">
            <text:p>29</text:p>
          </table:table-cell>
          <table:table-cell table:number-columns-repeated="28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29" calcext:value-type="float">
            <text:p>29</text:p>
          </table:table-cell>
          <table:table-cell table:number-columns-repeated="28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49" calcext:value-type="float">
            <text:p>49</text:p>
          </table:table-cell>
          <table:table-cell table:number-columns-repeated="28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49" calcext:value-type="float">
            <text:p>49</text:p>
          </table:table-cell>
          <table:table-cell table:number-columns-repeated="28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49" calcext:value-type="float">
            <text:p>49</text:p>
          </table:table-cell>
          <table:table-cell table:number-columns-repeated="28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1" calcext:value-type="float">
            <text:p>11</text:p>
          </table:table-cell>
          <table:table-cell table:number-columns-repeated="28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50" calcext:value-type="float">
            <text:p>50</text:p>
          </table:table-cell>
          <table:table-cell table:number-columns-repeated="28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50" calcext:value-type="float">
            <text:p>50</text:p>
          </table:table-cell>
          <table:table-cell table:number-columns-repeated="28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50" calcext:value-type="float">
            <text:p>50</text:p>
          </table:table-cell>
          <table:table-cell table:number-columns-repeated="28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04" calcext:value-type="float">
            <text:p>104</text:p>
          </table:table-cell>
          <table:table-cell table:number-columns-repeated="28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04" calcext:value-type="float">
            <text:p>104</text:p>
          </table:table-cell>
          <table:table-cell table:number-columns-repeated="28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0" calcext:value-type="float">
            <text:p>30</text:p>
          </table:table-cell>
          <table:table-cell table:number-columns-repeated="28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51" calcext:value-type="float">
            <text:p>51</text:p>
          </table:table-cell>
          <table:table-cell table:number-columns-repeated="28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0" calcext:value-type="float">
            <text:p>30</text:p>
          </table:table-cell>
          <table:table-cell table:number-columns-repeated="28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30" calcext:value-type="float">
            <text:p>30</text:p>
          </table:table-cell>
          <table:table-cell table:number-columns-repeated="28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0" calcext:value-type="float">
            <text:p>30</text:p>
          </table:table-cell>
          <table:table-cell table:number-columns-repeated="28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51" calcext:value-type="float">
            <text:p>51</text:p>
          </table:table-cell>
          <table:table-cell table:number-columns-repeated="28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1" calcext:value-type="float">
            <text:p>21</text:p>
          </table:table-cell>
          <table:table-cell table:number-columns-repeated="28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1" calcext:value-type="float">
            <text:p>21</text:p>
          </table:table-cell>
          <table:table-cell table:number-columns-repeated="28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1" calcext:value-type="float">
            <text:p>21</text:p>
          </table:table-cell>
          <table:table-cell table:number-columns-repeated="28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1" calcext:value-type="float">
            <text:p>21</text:p>
          </table:table-cell>
          <table:table-cell table:number-columns-repeated="28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1" calcext:value-type="float">
            <text:p>21</text:p>
          </table:table-cell>
          <table:table-cell table:number-columns-repeated="28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05" calcext:value-type="float">
            <text:p>105</text:p>
          </table:table-cell>
          <table:table-cell table:number-columns-repeated="28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05" calcext:value-type="float">
            <text:p>105</text:p>
          </table:table-cell>
          <table:table-cell table:number-columns-repeated="28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1" calcext:value-type="float">
            <text:p>21</text:p>
          </table:table-cell>
          <table:table-cell table:number-columns-repeated="2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06" calcext:value-type="float">
            <text:p>106</text:p>
          </table:table-cell>
          <table:table-cell table:number-columns-repeated="2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6" calcext:value-type="float">
            <text:p>106</text:p>
          </table:table-cell>
          <table:table-cell table:number-columns-repeated="2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 style:data-style-name="N2" text:time-value="20:33:28.722750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31T20:34:00.651821282</dc:date>
    <meta:editing-duration>PT3M50S</meta:editing-duration>
    <meta:editing-cycles>2</meta:editing-cycles>
    <meta:generator>LibreOffice/6.0.7.3$Linux_X86_64 LibreOffice_project/00m0$Build-3</meta:generator>
    <meta:document-statistic meta:table-count="1" meta:cell-count="40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20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-1" chart:maximum="14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01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514cm" svg:height="17.32cm" xlink:href=".." xlink:type="simple" chart:class="chart:scatter" chart:style-name="ch1">
        <chart:plot-area chart:style-name="ch2" table:cell-range-address="cnumvtime.A2:cnumvtime.B2001 cnumvtime.B1:cnumvtime.B1" chart:data-source-has-labels="row" svg:x="0.87cm" svg:y="0.346cm" svg:width="41.774cm" svg:height="16.628cm">
          <chartooo:coordinate-region svg:x="1.412cm" svg:y="0.545cm" svg:width="40.781cm" svg:height="16.23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cnumvtime.B2:cnumvtime.B2001" chart:label-cell-address="cnumvtime.B1:cnumvtime.B1" chart:class="chart:scatter">
            <chart:domain table:cell-range-address="cnumvtime.A2:cnumvtime.A2001"/>
            <chart:data-point chart:repeated="2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         c1</text:p>
                <draw:g>
                  <svg:desc>cnumvtime.B1:cnumvtim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numvtime.A2:cnumvtime.A2001</svg:desc>
                </draw:g>
              </table:table-cell>
              <table:table-cell office:value-type="float" office:value="-1">
                <text:p>-1</text:p>
                <draw:g>
                  <svg:desc>cnumvtime.B2:cnumvtime.B2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9">
                <text:p>10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2">
                <text:p>10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6">
                <text:p>10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9">
                <text:p>10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1">
                <text:p>10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3">
                <text:p>10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4">
                <text:p>10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5">
                <text:p>10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7">
                <text:p>10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8">
                <text:p>10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1">
                <text:p>10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">
                <text:p>10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3">
                <text:p>10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4">
                <text:p>10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5">
                <text:p>10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6">
                <text:p>10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7">
                <text:p>10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8">
                <text:p>10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9">
                <text:p>104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2">
                <text:p>10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3">
                <text:p>10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4">
                <text:p>105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5">
                <text:p>10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7">
                <text:p>10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8">
                <text:p>10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9">
                <text:p>10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1">
                <text:p>10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3">
                <text:p>10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4">
                <text:p>10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7">
                <text:p>10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8">
                <text:p>10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9">
                <text:p>10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1">
                <text:p>10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2">
                <text:p>10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3">
                <text:p>10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4">
                <text:p>10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5">
                <text:p>10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7">
                <text:p>10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8">
                <text:p>10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9">
                <text:p>10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1">
                <text:p>10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2">
                <text:p>10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3">
                <text:p>10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4">
                <text:p>10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5">
                <text:p>10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6">
                <text:p>10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7">
                <text:p>10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8">
                <text:p>10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9">
                <text:p>10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1">
                <text:p>10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3">
                <text:p>10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4">
                <text:p>10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5">
                <text:p>10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6">
                <text:p>10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7">
                <text:p>10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8">
                <text:p>10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9">
                <text:p>10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1">
                <text:p>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2">
                <text:p>1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3">
                <text:p>1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5">
                <text:p>1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6">
                <text:p>1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7">
                <text:p>1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8">
                <text:p>1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9">
                <text:p>1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10">
                <text:p>1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1">
                <text:p>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3">
                <text:p>1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4">
                <text:p>1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5">
                <text:p>1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6">
                <text:p>1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7">
                <text:p>11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8">
                <text:p>1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1">
                <text:p>11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2">
                <text:p>1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3">
                <text:p>1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4">
                <text:p>1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6">
                <text:p>1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7">
                <text:p>1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8">
                <text:p>1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9">
                <text:p>1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1">
                <text:p>1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2">
                <text:p>1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3">
                <text:p>1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4">
                <text:p>1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5">
                <text:p>1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6">
                <text:p>1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7">
                <text:p>1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8">
                <text:p>1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9">
                <text:p>11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40">
                <text:p>1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1">
                <text:p>1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2">
                <text:p>1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3">
                <text:p>1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4">
                <text:p>1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5">
                <text:p>11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6">
                <text:p>11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7">
                <text:p>1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8">
                <text:p>11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9">
                <text:p>11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1">
                <text:p>1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2">
                <text:p>1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3">
                <text:p>1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5">
                <text:p>1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6">
                <text:p>1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7">
                <text:p>1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8">
                <text:p>1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9">
                <text:p>1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1">
                <text:p>1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2">
                <text:p>1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3">
                <text:p>11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4">
                <text:p>1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6">
                <text:p>1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7">
                <text:p>1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8">
                <text:p>1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9">
                <text:p>1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70">
                <text:p>11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1">
                <text:p>1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2">
                <text:p>1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4">
                <text:p>1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5">
                <text:p>1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6">
                <text:p>1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7">
                <text:p>11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9">
                <text:p>1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1">
                <text:p>1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3">
                <text:p>1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4">
                <text:p>1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5">
                <text:p>1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6">
                <text:p>1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7">
                <text:p>1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8">
                <text:p>1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9">
                <text:p>11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90">
                <text:p>1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1">
                <text:p>1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2">
                <text:p>1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3">
                <text:p>1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4">
                <text:p>1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5">
                <text:p>11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6">
                <text:p>1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7">
                <text:p>119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8">
                <text:p>119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9">
                <text:p>1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1">
                <text:p>12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2">
                <text:p>1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3">
                <text:p>1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4">
                <text:p>1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5">
                <text:p>1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6">
                <text:p>1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7">
                <text:p>1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8">
                <text:p>1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9">
                <text:p>1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10">
                <text:p>1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1">
                <text:p>12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2">
                <text:p>12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3">
                <text:p>12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4">
                <text:p>121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5">
                <text:p>1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6">
                <text:p>121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7">
                <text:p>12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8">
                <text:p>12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9">
                <text:p>12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20">
                <text:p>12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1">
                <text:p>12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2">
                <text:p>12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4">
                <text:p>12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5">
                <text:p>12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6">
                <text:p>12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7">
                <text:p>12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8">
                <text:p>12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9">
                <text:p>12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30">
                <text:p>12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1">
                <text:p>12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2">
                <text:p>12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3">
                <text:p>12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4">
                <text:p>12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5">
                <text:p>12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7">
                <text:p>12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40">
                <text:p>12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1">
                <text:p>12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2">
                <text:p>12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3">
                <text:p>12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4">
                <text:p>12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5">
                <text:p>12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6">
                <text:p>12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7">
                <text:p>12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8">
                <text:p>12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9">
                <text:p>12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1">
                <text:p>12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2">
                <text:p>12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3">
                <text:p>1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4">
                <text:p>1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5">
                <text:p>1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6">
                <text:p>12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7">
                <text:p>12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8">
                <text:p>12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9">
                <text:p>12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60">
                <text:p>12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1">
                <text:p>12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2">
                <text:p>12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3">
                <text:p>12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4">
                <text:p>12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5">
                <text:p>12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6">
                <text:p>12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7">
                <text:p>12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8">
                <text:p>12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9">
                <text:p>12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70">
                <text:p>12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1">
                <text:p>12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2">
                <text:p>12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3">
                <text:p>12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4">
                <text:p>12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5">
                <text:p>12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6">
                <text:p>12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7">
                <text:p>12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8">
                <text:p>12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9">
                <text:p>12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80">
                <text:p>12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1">
                <text:p>12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2">
                <text:p>12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3">
                <text:p>12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4">
                <text:p>12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5">
                <text:p>12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6">
                <text:p>12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7">
                <text:p>12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8">
                <text:p>12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9">
                <text:p>12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90">
                <text:p>12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1">
                <text:p>12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2">
                <text:p>12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3">
                <text:p>12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4">
                <text:p>12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5">
                <text:p>12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6">
                <text:p>12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7">
                <text:p>12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8">
                <text:p>12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9">
                <text:p>12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1">
                <text:p>13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2">
                <text:p>13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3">
                <text:p>13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4">
                <text:p>13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5">
                <text:p>130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6">
                <text:p>13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7">
                <text:p>13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8">
                <text:p>13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10">
                <text:p>13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1">
                <text:p>13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2">
                <text:p>1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3">
                <text:p>13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4">
                <text:p>13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5">
                <text:p>13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6">
                <text:p>13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7">
                <text:p>13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8">
                <text:p>13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9">
                <text:p>1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20">
                <text:p>13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1">
                <text:p>13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2">
                <text:p>13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3">
                <text:p>13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4">
                <text:p>13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5">
                <text:p>1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6">
                <text:p>13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8">
                <text:p>13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9">
                <text:p>13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30">
                <text:p>13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1">
                <text:p>13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2">
                <text:p>13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3">
                <text:p>13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4">
                <text:p>13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5">
                <text:p>13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6">
                <text:p>13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7">
                <text:p>13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8">
                <text:p>13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9">
                <text:p>13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40">
                <text:p>13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1">
                <text:p>13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2">
                <text:p>13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3">
                <text:p>1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4">
                <text:p>13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6">
                <text:p>13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7">
                <text:p>13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8">
                <text:p>13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9">
                <text:p>13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1">
                <text:p>13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2">
                <text:p>13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3">
                <text:p>13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4">
                <text:p>13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5">
                <text:p>13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6">
                <text:p>1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7">
                <text:p>13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8">
                <text:p>13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9">
                <text:p>13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60">
                <text:p>13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1">
                <text:p>13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2">
                <text:p>13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3">
                <text:p>1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4">
                <text:p>13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5">
                <text:p>13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6">
                <text:p>1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7">
                <text:p>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8">
                <text:p>13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9">
                <text:p>1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70">
                <text:p>13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1">
                <text:p>1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2">
                <text:p>1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3">
                <text:p>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4">
                <text:p>1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5">
                <text:p>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6">
                <text:p>1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7">
                <text:p>1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8">
                <text:p>13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9">
                <text:p>13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80">
                <text:p>13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1">
                <text:p>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2">
                <text:p>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3">
                <text:p>1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4">
                <text:p>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5">
                <text:p>1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6">
                <text:p>1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7">
                <text:p>1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8">
                <text:p>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9">
                <text:p>1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90">
                <text:p>13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1">
                <text:p>1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2">
                <text:p>1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3">
                <text:p>1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4">
                <text:p>1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5">
                <text:p>1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6">
                <text:p>1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7">
                <text:p>1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8">
                <text:p>1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9">
                <text:p>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1">
                <text:p>14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2">
                <text:p>14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3">
                <text:p>1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4">
                <text:p>1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5">
                <text:p>14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6">
                <text:p>14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7">
                <text:p>14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8">
                <text:p>14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9">
                <text:p>1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10">
                <text:p>1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1">
                <text:p>1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2">
                <text:p>14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3">
                <text:p>14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4">
                <text:p>14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5">
                <text:p>14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6">
                <text:p>14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7">
                <text:p>14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8">
                <text:p>14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9">
                <text:p>14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20">
                <text:p>1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1">
                <text:p>14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2">
                <text:p>14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3">
                <text:p>14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4">
                <text:p>14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5">
                <text:p>14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6">
                <text:p>14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7">
                <text:p>1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8">
                <text:p>1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9">
                <text:p>14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30">
                <text:p>1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1">
                <text:p>14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2">
                <text:p>14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3">
                <text:p>14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4">
                <text:p>14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5">
                <text:p>14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6">
                <text:p>14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7">
                <text:p>14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8">
                <text:p>1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9">
                <text:p>143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40">
                <text:p>14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1">
                <text:p>14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3">
                <text:p>14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4">
                <text:p>14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5">
                <text:p>14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6">
                <text:p>14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7">
                <text:p>14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8">
                <text:p>14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9">
                <text:p>14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1">
                <text:p>14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2">
                <text:p>14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3">
                <text:p>14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4">
                <text:p>1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5">
                <text:p>14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6">
                <text:p>14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7">
                <text:p>14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8">
                <text:p>14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9">
                <text:p>1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60">
                <text:p>14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1">
                <text:p>1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2">
                <text:p>14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3">
                <text:p>14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4">
                <text:p>14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5">
                <text:p>1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6">
                <text:p>14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7">
                <text:p>14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8">
                <text:p>14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9">
                <text:p>14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70">
                <text:p>14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1">
                <text:p>14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2">
                <text:p>1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3">
                <text:p>14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4">
                <text:p>14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5">
                <text:p>14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6">
                <text:p>14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7">
                <text:p>14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8">
                <text:p>14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9">
                <text:p>14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80">
                <text:p>14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1">
                <text:p>14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2">
                <text:p>14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3">
                <text:p>14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4">
                <text:p>14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5">
                <text:p>14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6">
                <text:p>14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7">
                <text:p>14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8">
                <text:p>14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9">
                <text:p>14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90">
                <text:p>14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1">
                <text:p>14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2">
                <text:p>149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3">
                <text:p>14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4">
                <text:p>149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5">
                <text:p>14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6">
                <text:p>14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7">
                <text:p>14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8">
                <text:p>14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9">
                <text:p>14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01">
                <text:p>1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02">
                <text:p>1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03">
                <text:p>15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04">
                <text:p>15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05">
                <text:p>1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06">
                <text:p>1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07">
                <text:p>1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08">
                <text:p>1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9">
                <text:p>1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10">
                <text:p>15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11">
                <text:p>1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12">
                <text:p>1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13">
                <text:p>1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14">
                <text:p>1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15">
                <text:p>1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16">
                <text:p>15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7">
                <text:p>15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8">
                <text:p>1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19">
                <text:p>1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20">
                <text:p>15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21">
                <text:p>152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22">
                <text:p>1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23">
                <text:p>1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24">
                <text:p>1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25">
                <text:p>1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26">
                <text:p>1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7">
                <text:p>15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28">
                <text:p>1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29">
                <text:p>1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30">
                <text:p>15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31">
                <text:p>1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32">
                <text:p>1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33">
                <text:p>1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34">
                <text:p>1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35">
                <text:p>15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36">
                <text:p>1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37">
                <text:p>1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38">
                <text:p>1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39">
                <text:p>1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40">
                <text:p>15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41">
                <text:p>1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42">
                <text:p>1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43">
                <text:p>1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44">
                <text:p>1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45">
                <text:p>1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46">
                <text:p>15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47">
                <text:p>1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48">
                <text:p>1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49">
                <text:p>1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51">
                <text:p>1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52">
                <text:p>1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53">
                <text:p>1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54">
                <text:p>1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55">
                <text:p>1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56">
                <text:p>1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57">
                <text:p>1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58">
                <text:p>1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59">
                <text:p>1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60">
                <text:p>1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61">
                <text:p>1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62">
                <text:p>1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63">
                <text:p>1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64">
                <text:p>1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65">
                <text:p>15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66">
                <text:p>15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67">
                <text:p>1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68">
                <text:p>1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69">
                <text:p>1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70">
                <text:p>1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1">
                <text:p>1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2">
                <text:p>1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3">
                <text:p>1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4">
                <text:p>1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5">
                <text:p>1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6">
                <text:p>1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7">
                <text:p>1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8">
                <text:p>1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9">
                <text:p>15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80">
                <text:p>1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81">
                <text:p>1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82">
                <text:p>1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83">
                <text:p>1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84">
                <text:p>1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85">
                <text:p>15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86">
                <text:p>1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87">
                <text:p>1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88">
                <text:p>1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89">
                <text:p>1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90">
                <text:p>1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91">
                <text:p>15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92">
                <text:p>1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93">
                <text:p>1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94">
                <text:p>1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95">
                <text:p>1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96">
                <text:p>1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97">
                <text:p>15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98">
                <text:p>1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99">
                <text:p>1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01">
                <text:p>1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02">
                <text:p>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03">
                <text:p>1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04">
                <text:p>1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05">
                <text:p>1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06">
                <text:p>1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07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08">
                <text:p>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09">
                <text:p>1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10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11">
                <text:p>1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12">
                <text:p>1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13">
                <text:p>1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14">
                <text:p>1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15">
                <text:p>1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16">
                <text:p>1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17">
                <text:p>1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18">
                <text:p>1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19">
                <text:p>1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20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21">
                <text:p>1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22">
                <text:p>16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23">
                <text:p>1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24">
                <text:p>1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25">
                <text:p>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26">
                <text:p>1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27">
                <text:p>1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28">
                <text:p>1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29">
                <text:p>1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30">
                <text:p>1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31">
                <text:p>1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32">
                <text:p>1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33">
                <text:p>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34">
                <text:p>1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35">
                <text:p>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37">
                <text:p>1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38">
                <text:p>1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39">
                <text:p>1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40">
                <text:p>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41">
                <text:p>1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42">
                <text:p>1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43">
                <text:p>1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44">
                <text:p>1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45">
                <text:p>16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46">
                <text:p>1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47">
                <text:p>1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49">
                <text:p>1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51">
                <text:p>1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52">
                <text:p>1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53">
                <text:p>1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54">
                <text:p>1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55">
                <text:p>1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56">
                <text:p>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57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58">
                <text:p>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59">
                <text:p>1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60">
                <text:p>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61">
                <text:p>1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62">
                <text:p>1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63">
                <text:p>1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64">
                <text:p>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65">
                <text:p>1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66">
                <text:p>1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67">
                <text:p>1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68">
                <text:p>1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69">
                <text:p>16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70">
                <text:p>1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71">
                <text:p>1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72">
                <text:p>1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73">
                <text:p>1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74">
                <text:p>1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75">
                <text:p>1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77">
                <text:p>16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78">
                <text:p>1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79">
                <text:p>16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80">
                <text:p>1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81">
                <text:p>1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82">
                <text:p>1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83">
                <text:p>16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84">
                <text:p>1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85">
                <text:p>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86">
                <text:p>16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87">
                <text:p>16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88">
                <text:p>16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89">
                <text:p>1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90">
                <text:p>1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91">
                <text:p>1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92">
                <text:p>1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93">
                <text:p>1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94">
                <text:p>1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95">
                <text:p>1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96">
                <text:p>1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97">
                <text:p>1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98">
                <text:p>16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99">
                <text:p>1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01">
                <text:p>1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702">
                <text:p>1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03">
                <text:p>1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04">
                <text:p>1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05">
                <text:p>1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06">
                <text:p>1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07">
                <text:p>1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08">
                <text:p>1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09">
                <text:p>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10">
                <text:p>1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11">
                <text:p>1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12">
                <text:p>1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13">
                <text:p>1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14">
                <text:p>1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15">
                <text:p>1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16">
                <text:p>1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17">
                <text:p>1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18">
                <text:p>1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19">
                <text:p>1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20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21">
                <text:p>1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22">
                <text:p>1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23">
                <text:p>1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24">
                <text:p>1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25">
                <text:p>1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26">
                <text:p>1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27">
                <text:p>1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28">
                <text:p>1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29">
                <text:p>17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30">
                <text:p>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31">
                <text:p>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32">
                <text:p>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33">
                <text:p>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34">
                <text:p>1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35">
                <text:p>1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36">
                <text:p>1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37">
                <text:p>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38">
                <text:p>1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39">
                <text:p>1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40">
                <text:p>1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41">
                <text:p>1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42">
                <text:p>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43">
                <text:p>1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44">
                <text:p>1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45">
                <text:p>1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47">
                <text:p>1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48">
                <text:p>1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49">
                <text:p>1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51">
                <text:p>1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52">
                <text:p>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53">
                <text:p>1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54">
                <text:p>1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55">
                <text:p>1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56">
                <text:p>1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57">
                <text:p>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58">
                <text:p>1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59">
                <text:p>1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60">
                <text:p>1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61">
                <text:p>1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762">
                <text:p>1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63">
                <text:p>1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64">
                <text:p>1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65">
                <text:p>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766">
                <text:p>1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767">
                <text:p>1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768">
                <text:p>1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769">
                <text:p>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770">
                <text:p>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771">
                <text:p>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772">
                <text:p>1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773">
                <text:p>1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774">
                <text:p>1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775">
                <text:p>1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776">
                <text:p>1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777">
                <text:p>1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778">
                <text:p>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779">
                <text:p>1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780">
                <text:p>1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781">
                <text:p>1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82">
                <text:p>1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783">
                <text:p>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784">
                <text:p>1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785">
                <text:p>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786">
                <text:p>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787">
                <text:p>1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788">
                <text:p>1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789">
                <text:p>1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790">
                <text:p>1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791">
                <text:p>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792">
                <text:p>1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793">
                <text:p>1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794">
                <text:p>1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795">
                <text:p>1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796">
                <text:p>1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97">
                <text:p>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798">
                <text:p>1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799">
                <text:p>1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01">
                <text:p>18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02">
                <text:p>18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03">
                <text:p>18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804">
                <text:p>18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05">
                <text:p>18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806">
                <text:p>18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807">
                <text:p>18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808">
                <text:p>18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809">
                <text:p>18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810">
                <text:p>18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811">
                <text:p>18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812">
                <text:p>18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813">
                <text:p>18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814">
                <text:p>18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15">
                <text:p>18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17">
                <text:p>18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818">
                <text:p>18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819">
                <text:p>18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820">
                <text:p>18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21">
                <text:p>18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22">
                <text:p>18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23">
                <text:p>18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24">
                <text:p>18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25">
                <text:p>18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26">
                <text:p>18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27">
                <text:p>18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828">
                <text:p>18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29">
                <text:p>18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830">
                <text:p>18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831">
                <text:p>18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832">
                <text:p>18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833">
                <text:p>18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834">
                <text:p>18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835">
                <text:p>18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836">
                <text:p>18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37">
                <text:p>18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838">
                <text:p>18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839">
                <text:p>18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840">
                <text:p>18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841">
                <text:p>18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842">
                <text:p>18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43">
                <text:p>18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844">
                <text:p>18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845">
                <text:p>18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846">
                <text:p>184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847">
                <text:p>184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848">
                <text:p>18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849">
                <text:p>18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851">
                <text:p>18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852">
                <text:p>18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853">
                <text:p>18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854">
                <text:p>18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855">
                <text:p>185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856">
                <text:p>18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857">
                <text:p>18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58">
                <text:p>18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859">
                <text:p>18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860">
                <text:p>18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861">
                <text:p>18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862">
                <text:p>18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863">
                <text:p>18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864">
                <text:p>18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865">
                <text:p>186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866">
                <text:p>18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67">
                <text:p>18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68">
                <text:p>18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69">
                <text:p>18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870">
                <text:p>18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71">
                <text:p>18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872">
                <text:p>18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73">
                <text:p>187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874">
                <text:p>18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875">
                <text:p>18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76">
                <text:p>187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877">
                <text:p>187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878">
                <text:p>18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79">
                <text:p>18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81">
                <text:p>18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82">
                <text:p>18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883">
                <text:p>188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884">
                <text:p>18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887">
                <text:p>18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888">
                <text:p>18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889">
                <text:p>18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891">
                <text:p>189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892">
                <text:p>18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893">
                <text:p>189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894">
                <text:p>18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895">
                <text:p>18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896">
                <text:p>18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897">
                <text:p>18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898">
                <text:p>18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899">
                <text:p>18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901">
                <text:p>19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902">
                <text:p>19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903">
                <text:p>19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904">
                <text:p>19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905">
                <text:p>19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906">
                <text:p>19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907">
                <text:p>19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908">
                <text:p>19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909">
                <text:p>19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911">
                <text:p>19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912">
                <text:p>19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913">
                <text:p>19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914">
                <text:p>19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915">
                <text:p>191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916">
                <text:p>19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917">
                <text:p>191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18">
                <text:p>19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919">
                <text:p>19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921">
                <text:p>19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922">
                <text:p>19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923">
                <text:p>19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924">
                <text:p>19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925">
                <text:p>19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926">
                <text:p>19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927">
                <text:p>19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928">
                <text:p>19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929">
                <text:p>192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931">
                <text:p>19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932">
                <text:p>19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33">
                <text:p>19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934">
                <text:p>19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935">
                <text:p>19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936">
                <text:p>19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937">
                <text:p>19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938">
                <text:p>19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939">
                <text:p>19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941">
                <text:p>19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942">
                <text:p>19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943">
                <text:p>19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944">
                <text:p>19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945">
                <text:p>19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946">
                <text:p>19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947">
                <text:p>19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948">
                <text:p>19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949">
                <text:p>19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951">
                <text:p>19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952">
                <text:p>19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953">
                <text:p>19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954">
                <text:p>19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957">
                <text:p>19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958">
                <text:p>19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959">
                <text:p>19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961">
                <text:p>196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62">
                <text:p>19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963">
                <text:p>19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964">
                <text:p>19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965">
                <text:p>19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966">
                <text:p>19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967">
                <text:p>19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68">
                <text:p>19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969">
                <text:p>19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971">
                <text:p>19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972">
                <text:p>197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973">
                <text:p>19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974">
                <text:p>19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975">
                <text:p>19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76">
                <text:p>197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977">
                <text:p>19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978">
                <text:p>19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979">
                <text:p>19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981">
                <text:p>19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982">
                <text:p>19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983">
                <text:p>198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984">
                <text:p>19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985">
                <text:p>19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986">
                <text:p>19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987">
                <text:p>19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988">
                <text:p>19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989">
                <text:p>19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991">
                <text:p>19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992">
                <text:p>199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993">
                <text:p>19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994">
                <text:p>19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995">
                <text:p>19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996">
                <text:p>19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997">
                <text:p>19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998">
                <text:p>199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999">
                <text:p>199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